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cm" fo:margin-bottom="0cm" style:contextual-spacing="false" fo:padding="0.049cm" fo:border="0.06pt solid #e3e3e3"/>
    </style:style>
    <style:style style:name="P2" style:family="paragraph" style:parent-style-name="Text_20_body" style:list-style-name="L1">
      <style:paragraph-properties fo:padding="0.049cm" fo:border="0.06pt solid #e3e3e3"/>
    </style:style>
    <style:style style:name="P3" style:family="paragraph" style:parent-style-name="Text_20_body" style:list-style-name="L1">
      <style:paragraph-properties fo:margin-top="0cm" fo:margin-bottom="0cm" style:contextual-spacing="false" fo:padding="0.049cm" fo:border="0.06pt solid #e3e3e3"/>
      <style:text-properties officeooo:paragraph-rsid="0002d033"/>
    </style:style>
    <style:style style:name="P4" style:family="paragraph" style:parent-style-name="Text_20_body" style:list-style-name="L1">
      <style:paragraph-properties fo:margin-top="0cm" fo:margin-bottom="0cm" style:contextual-spacing="false" fo:padding="0.049cm" fo:border="0.06pt solid #e3e3e3"/>
      <style:text-properties fo:font-size="16pt" fo:font-weight="bold" style:font-size-asian="16pt" style:font-weight-asian="bold" style:font-size-complex="16pt" style:font-weight-complex="bold"/>
    </style:style>
    <style:style style:name="P5" style:family="paragraph" style:parent-style-name="Text_20_body" style:list-style-name="L1">
      <style:paragraph-properties fo:margin-top="0cm" fo:margin-bottom="0cm" style:contextual-spacing="false" fo:padding="0.049cm" fo:border="0.06pt solid #e3e3e3"/>
      <style:text-properties fo:font-size="16pt" fo:font-weight="bold" officeooo:paragraph-rsid="0002d033" style:font-size-asian="16pt" style:font-weight-asian="bold" style:font-size-complex="16pt" style:font-weight-complex="bold"/>
    </style:style>
    <style:style style:name="T1" style:family="text">
      <style:text-properties officeooo:rsid="0002d033"/>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908658511" text:style-name="L1">
        <text:list-header>
          <text:p text:style-name="P4">Banco de Dados OLTP</text:p>
          <text:p text:style-name="P3">O banco de dados OLTP é geralmente usado para lidar com transações comerciais diárias de uma organização, como um banco ou uma cadeia de supermercados. Os bancos de dados OLTP podem ser pesados na escrita ou podem ter uma carga equilibrada de leitura/escrita.</text:p>
          <text:p text:style-name="P3"/>
          <text:p text:style-name="P5">Requisitos do Banco de Dados OLTP:</text:p>
          <text:list>
            <text:list-item>
              <text:p text:style-name="P1">Um banco de dados OLTP é esperado para lidar com um grande número de transações por segundo. Cada transação geralmente envolve acessar (ler/escrever) uma pequena parte do banco de dados, ou seja, a carga por transação é pequena.</text:p>
            </text:list-item>
            <text:list-item>
              <text:p text:style-name="P1">O tempo necessário para executar uma transação, geralmente chamado de latência, precisa ser muito baixo.</text:p>
              <text:p text:style-name="P1"/>
            </text:list-item>
          </text:list>
          <text:p text:style-name="P4">Design do Banco de Dados OLTP:</text:p>
          <text:list text:continue-numbering="true">
            <text:list-item>
              <text:p text:style-name="P2">O esquema de um banco de dados OLTP é altamente normalizado para alcançar uma latência muito baixa. Para melhorar ainda mais a latência, um banco de dados OLTP armazena apenas os dados recentes, como os dados das últimas semanas. Eles geralmente são executados em um armazenamento muito rápido, como SSD.</text:p>
            </text:list-item>
          </text:list>
        </text:list-header>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30T17:50:32.524047344</meta:creation-date>
    <dc:date>2024-04-30T17:51:47.748165933</dc:date>
    <meta:editing-duration>PT1M16S</meta:editing-duration>
    <meta:editing-cycles>1</meta:editing-cycles>
    <meta:document-statistic meta:table-count="0" meta:image-count="0" meta:object-count="0" meta:page-count="1" meta:paragraph-count="9" meta:word-count="171" meta:character-count="987" meta:non-whitespace-character-count="832"/>
    <meta:generator>LibreOffice/7.3.7.2$Linux_X86_64 LibreOffice_project/30$Build-2</meta:generator>
  </office:meta>
</office:document-meta>
</file>